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5cm" draw:marker-end-width="0.25cm" draw:fill="solid" draw:fill-color="#83caff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2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standard">
      <style:graphic-properties draw:stroke="none" svg:stroke-width="0.03cm" svg:stroke-color="#333333" draw:marker-start-width="0.25cm" draw:marker-end-width="0.25cm" draw:fill="solid" draw:fill-color="#0084d1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5" style:family="graphic" style:parent-style-name="standard">
      <style:graphic-properties draw:stroke="none" svg:stroke-width="0.03cm" svg:stroke-color="#333333" draw:marker-start-width="0.25cm" draw:marker-end-width="0.25cm" draw:fill="solid" draw:fill-color="#83caff" draw:textarea-horizontal-align="justify" draw:textarea-vertical-align="middle" draw:auto-grow-height="false" fo:padding-top="0.14cm" fo:padding-bottom="0.14cm" fo:padding-left="0.1cm" fo:padding-right="0.1cm" fo:wrap-option="wrap" draw:shadow="visible" draw:shadow-offset-x="0.02cm" draw:shadow-offset-y="0.02cm" draw:shadow-color="#999999"/>
    </style:style>
    <style:style style:name="gr6" style:family="graphic" style:parent-style-name="standard">
      <style:graphic-properties draw:stroke="dash" draw:stroke-dash="Ultrafine_20_Dashed" svg:stroke-width="0.05cm" svg:stroke-color="#c5000b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0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6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/>
    </style:style>
    <style:style style:name="P1" style:family="paragraph">
      <style:paragraph-properties fo:text-align="center"/>
      <style:text-properties style:font-name="Droid Sans"/>
    </style:style>
    <style:style style:name="P2" style:family="paragraph">
      <loext:graphic-properties draw:fill="solid" draw:fill-color="#83caff"/>
      <style:paragraph-properties fo:text-align="center"/>
      <style:text-properties style:font-name="Droid Sans" fo:font-size="8pt" fo:font-weight="bold" style:font-size-asian="8pt" style:font-weight-asian="bold" style:font-size-complex="8pt" style:font-weight-complex="bold"/>
    </style:style>
    <style:style style:name="P3" style:family="paragraph">
      <loext:graphic-properties draw:fill-color="#ffd320"/>
      <style:paragraph-properties fo:text-align="center"/>
      <style:text-properties style:font-name="Droid Sans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style:font-name="Droid Sans" fo:font-size="10.5pt" style:font-size-asian="10.5pt" style:font-size-complex="10.5pt"/>
    </style:style>
    <style:style style:name="P5" style:family="paragraph">
      <loext:graphic-properties draw:fill-color="#aecf00"/>
      <style:paragraph-properties fo:text-align="center"/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P6" style:family="paragraph">
      <loext:graphic-properties draw:fill="solid" draw:fill-color="#0084d1"/>
      <style:paragraph-properties fo:text-align="center"/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P7" style:family="paragraph">
      <loext:graphic-properties draw:fill-color="#ffd320"/>
      <style:paragraph-properties fo:text-align="center"/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P8" style:family="paragraph">
      <loext:graphic-properties draw:fill="solid" draw:fill-color="#0084d1"/>
      <style:paragraph-properties fo:text-align="center"/>
      <style:text-properties style:font-name="Droid Sans" fo:font-size="12pt" fo:font-weight="bold" style:font-size-asian="12pt" style:font-weight-asian="bold" style:font-size-complex="12pt" style:font-weight-complex="bold"/>
    </style:style>
    <style:style style:name="P9" style:family="paragraph">
      <style:paragraph-properties fo:text-align="center"/>
      <style:text-properties style:font-name="Droid Sans" fo:font-size="8pt" style:font-size-asian="8pt" style:font-size-complex="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Droid Sans"/>
    </style:style>
    <style:style style:name="P12" style:family="paragraph">
      <loext:graphic-properties draw:fill="none" draw:fill-color="#ffffff"/>
      <style:text-properties style:font-name="Droid Sans" fo:font-size="10.5pt" style:font-size-asian="10.5pt" style:font-size-complex="10.5pt"/>
    </style:style>
    <style:style style:name="P13" style:family="paragraph">
      <loext:graphic-properties draw:fill="none" draw:fill-color="#ffffff"/>
      <style:text-properties fo:color="#c5000b" style:font-name="Droid Sans" fo:font-size="10.5pt" fo:font-style="italic" style:font-size-asian="10.5pt" style:font-style-asian="italic" style:font-size-complex="10.5pt" style:font-style-complex="italic"/>
    </style:style>
    <style:style style:name="T1" style:family="text">
      <style:text-properties style:font-name="Droid Sans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Droid Sans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Droid Sans" fo:font-size="10.5pt" fo:font-weight="bold" style:font-size-asian="10.5pt" style:font-weight-asian="bold" style:font-size-complex="10.5pt" style:font-weight-complex="bold"/>
    </style:style>
    <style:style style:name="T4" style:family="text">
      <style:text-properties style:font-name="Droid Sans" fo:font-size="10.5pt" style:font-size-asian="10.5pt" style:font-size-complex="10.5pt"/>
    </style:style>
    <style:style style:name="T5" style:family="text">
      <style:text-properties fo:color="#c5000b" style:font-name="Droid Sans" fo:font-size="10.5pt" fo:font-style="italic" style:font-size-asian="10.5pt" style:font-style-asian="italic" style:font-size-complex="10.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0.6cm" svg:height="0.8cm" svg:x="8.4cm" svg:y="3.1cm">
          <text:p text:style-name="P1"><text:span text:style-name="T1">G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1cm" svg:height="0.8cm" svg:x="9.1cm" svg:y="4.8cm">
          <text:p text:style-name="P1"><text:span text:style-name="T2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1cm" svg:height="0.8cm" svg:x="10.3cm" svg:y="4.8cm">
          <text:p text:style-name="P4"><text:span text:style-name="T3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cm" svg:height="0.8cm" svg:x="5.8cm" svg:y="3.1cm">
          <text:p text:style-name="P4"><text:span text:style-name="T3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1.1cm" svg:height="0.8cm" svg:x="4.6cm" svg:y="3.1cm">
          <text:p text:style-name="P4"><text:span text:style-name="T3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1cm" svg:height="0.8cm" svg:x="10.3cm" svg:y="3.1cm">
          <text:p text:style-name="P4"><text:span text:style-name="T3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cm" svg:height="0.8cm" svg:x="11.5cm" svg:y="3.1cm">
          <text:p text:style-name="P4"><text:span text:style-name="T3">ESP-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1cm" svg:height="0.8cm" svg:x="7.2cm" svg:y="4.8cm">
          <text:p text:style-name="P1"><text:span text:style-name="T2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cm" svg:height="0.8cm" svg:x="11.5cm" svg:y="4.8cm">
          <text:p text:style-name="P4"><text:span text:style-name="T3">ESP-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draw:layer="layout" svg:width="1.1cm" svg:height="0.8cm" svg:x="9.1cm" svg:y="3.1cm">
          <text:p text:style-name="P4"><text:span text:style-name="T3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3cm" svg:height="0.8cm" svg:x="7cm" svg:y="3.1cm">
          <text:p text:style-name="P9"><text:span text:style-name="T1">GRE IP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3cm" svg:height="0.8cm" svg:x="5.8cm" svg:y="4.8cm">
          <text:p text:style-name="P1"><text:span text:style-name="T1">GRE IP Hea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6cm" svg:height="0.8cm" svg:x="8.4cm" svg:y="4.8cm">
          <text:p text:style-name="P1"><text:span text:style-name="T1">G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4.6cm" svg:height="1cm" svg:x="6.9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draw:layer="layout" svg:width="3.175cm" svg:height="1cm" svg:x="8.3cm" svg:y="4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2" draw:layer="layout" svg:width="2.665cm" svg:height="0.683cm" svg:x="4.4cm" svg:y="2.5cm">
          <draw:text-box>
            <text:p text:style-name="P11"><text:span text:style-name="T4">Mode Tunnel</text:span></text:p>
          </draw:text-box>
        </draw:frame>
        <draw:frame draw:style-name="gr8" draw:text-style-name="P12" draw:layer="layout" svg:width="3.139cm" svg:height="0.683cm" svg:x="4.401cm" svg:y="4.201cm">
          <draw:text-box>
            <text:p text:style-name="P11"><text:span text:style-name="T4">Mode Transport</text:span></text:p>
          </draw:text-box>
        </draw:frame>
        <draw:frame draw:style-name="gr9" draw:text-style-name="P13" draw:layer="layout" svg:width="2.771cm" svg:height="0.683cm" svg:x="8.302cm" svg:y="4.002cm">
          <draw:text-box>
            <text:p text:style-name="P11"><text:span text:style-name="T5">trafic protégé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4T21:03:54</meta:creation-date>
    <dc:date>2015-06-28T21:02:39.113202548</dc:date>
    <meta:editing-duration>PT3H33M1S</meta:editing-duration>
    <meta:editing-cycles>20</meta:editing-cycles>
    <meta:generator>LibreOffice/4.4.4.2$Linux_X86_64 LibreOffice_project/40m0$Build-2</meta:generator>
    <dc:creator>Philippe Latu</dc:creator>
    <meta:document-statistic meta:object-count="18"/>
  </office:meta>
</office:document-meta>
</file>